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465in" table:align="right"/>
    </style:style>
    <style:style style:name="Table1.A" style:family="table-column">
      <style:table-column-properties style:column-width="3.5014in"/>
    </style:style>
    <style:style style:name="Table1.B" style:family="table-column">
      <style:table-column-properties style:column-width="1.4986in"/>
    </style:style>
    <style:style style:name="Table1.C" style:family="table-column">
      <style:table-column-properties style:column-width="1.3465in"/>
    </style:style>
    <style:style style:name="Table1.A1" style:family="table-cell">
      <style:table-cell-properties fo:padding="0in" fo:border="none" style:writing-mode="page"/>
    </style:style>
    <style:style style:name="Table1.2" style:family="table-row">
      <style:table-row-properties style:min-row-height="0.2479in"/>
    </style:style>
    <style:style style:name="P1" style:family="paragraph" style:parent-style-name="Standard">
      <style:text-properties officeooo:paragraph-rsid="0005a3b6"/>
    </style:style>
    <style:style style:name="P2" style:family="paragraph" style:parent-style-name="Standard">
      <style:text-properties officeooo:paragraph-rsid="002917c3"/>
    </style:style>
    <style:style style:name="P3" style:family="paragraph" style:parent-style-name="Standard">
      <style:text-properties officeooo:paragraph-rsid="003fdac9"/>
    </style:style>
    <style:style style:name="P4" style:family="paragraph" style:parent-style-name="Standard">
      <style:paragraph-properties fo:margin-left="0.4925in" fo:margin-right="0in" fo:text-indent="0in" style:auto-text-indent="false"/>
      <style:text-properties officeooo:paragraph-rsid="002917c3"/>
    </style:style>
    <style:style style:name="P5" style:family="paragraph" style:parent-style-name="Standard">
      <style:paragraph-properties fo:margin-left="0.4925in" fo:margin-right="0in" fo:text-indent="0in" style:auto-text-indent="false"/>
      <style:text-properties officeooo:paragraph-rsid="003c8397"/>
    </style:style>
    <style:style style:name="P6" style:family="paragraph" style:parent-style-name="Table_20_Contents">
      <style:paragraph-properties fo:text-align="center" style:justify-single-word="false"/>
    </style:style>
    <style:style style:name="P7" style:family="paragraph" style:parent-style-name="Table_20_Contents">
      <style:text-properties officeooo:paragraph-rsid="0009b032"/>
    </style:style>
    <style:style style:name="P8" style:family="paragraph" style:parent-style-name="Table_20_Contents">
      <style:text-properties officeooo:paragraph-rsid="000b477d"/>
    </style:style>
    <style:style style:name="P9" style:family="paragraph" style:parent-style-name="Table_20_Contents">
      <style:text-properties officeooo:paragraph-rsid="0018c109"/>
    </style:style>
    <style:style style:name="T1" style:family="text">
      <style:text-properties officeooo:rsid="000392d1"/>
    </style:style>
    <style:style style:name="T2" style:family="text">
      <style:text-properties officeooo:rsid="0003ec24"/>
    </style:style>
    <style:style style:name="T3" style:family="text">
      <style:text-properties officeooo:rsid="0005a3b6"/>
    </style:style>
    <style:style style:name="T4" style:family="text">
      <style:text-properties fo:color="#c9211e" loext:opacity="100%"/>
    </style:style>
    <style:style style:name="T5" style:family="text">
      <style:text-properties fo:color="#c9211e" loext:opacity="100%" officeooo:rsid="0005a3b6"/>
    </style:style>
    <style:style style:name="T6" style:family="text">
      <style:text-properties fo:color="#c9211e" loext:opacity="100%" officeooo:rsid="0016b41d"/>
    </style:style>
    <style:style style:name="T7" style:family="text">
      <style:text-properties fo:color="#c9211e" loext:opacity="100%" officeooo:rsid="001bcb74"/>
    </style:style>
    <style:style style:name="T8" style:family="text">
      <style:text-properties officeooo:rsid="0005ff22"/>
    </style:style>
    <style:style style:name="T9" style:family="text">
      <style:text-properties officeooo:rsid="001034b8"/>
    </style:style>
    <style:style style:name="T10" style:family="text">
      <style:text-properties officeooo:rsid="00105c49"/>
    </style:style>
    <style:style style:name="T11" style:family="text">
      <style:text-properties officeooo:rsid="00130a5c"/>
    </style:style>
    <style:style style:name="T12" style:family="text">
      <style:text-properties officeooo:rsid="0013527b"/>
    </style:style>
    <style:style style:name="T13" style:family="text">
      <style:text-properties officeooo:rsid="0016b41d"/>
    </style:style>
    <style:style style:name="T14" style:family="text">
      <style:text-properties officeooo:rsid="001bcb74"/>
    </style:style>
    <style:style style:name="T15" style:family="text">
      <style:text-properties officeooo:rsid="001e35bb"/>
    </style:style>
    <style:style style:name="T16" style:family="text">
      <style:text-properties officeooo:rsid="0021c2d4"/>
    </style:style>
    <style:style style:name="T17" style:family="text">
      <style:text-properties officeooo:rsid="00235ba0"/>
    </style:style>
    <style:style style:name="T18" style:family="text">
      <style:text-properties officeooo:rsid="00260560"/>
    </style:style>
    <style:style style:name="T19" style:family="text">
      <style:text-properties officeooo:rsid="002917c3"/>
    </style:style>
    <style:style style:name="T20" style:family="text">
      <style:text-properties officeooo:rsid="002ac2a7"/>
    </style:style>
    <style:style style:name="T21" style:family="text">
      <style:text-properties officeooo:rsid="002bcd5e"/>
    </style:style>
    <style:style style:name="T22" style:family="text">
      <style:text-properties officeooo:rsid="002c89d4"/>
    </style:style>
    <style:style style:name="T23" style:family="text">
      <style:text-properties officeooo:rsid="002df3e5"/>
    </style:style>
    <style:style style:name="T24" style:family="text">
      <style:text-properties officeooo:rsid="002f0fea"/>
    </style:style>
    <style:style style:name="T25" style:family="text">
      <style:text-properties officeooo:rsid="00378978"/>
    </style:style>
    <style:style style:name="T26" style:family="text">
      <style:text-properties officeooo:rsid="0038aca8"/>
    </style:style>
    <style:style style:name="T27" style:family="text">
      <style:text-properties officeooo:rsid="0039070c"/>
    </style:style>
    <style:style style:name="T28" style:family="text">
      <style:text-properties officeooo:rsid="003a53a1"/>
    </style:style>
    <style:style style:name="T29" style:family="text">
      <style:text-properties officeooo:rsid="003aa6ef"/>
    </style:style>
    <style:style style:name="T30" style:family="text">
      <style:text-properties fo:color="#2a6099" loext:opacity="100%" officeooo:rsid="003aa6ef"/>
    </style:style>
    <style:style style:name="T31" style:family="text">
      <style:text-properties officeooo:rsid="003b1ceb"/>
    </style:style>
    <style:style style:name="T32" style:family="text">
      <style:text-properties officeooo:rsid="003c8298"/>
    </style:style>
    <style:style style:name="T33" style:family="text">
      <style:text-properties officeooo:rsid="003c8397"/>
    </style:style>
    <style:style style:name="T34" style:family="text">
      <style:text-properties officeooo:rsid="003fda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TM of histone proteins</text:p>
      <text:p text:style-name="Standard"><text:tab/>-Acetylation and methylation are frequent PTM for histone </text:p>
      <text:p text:style-name="Standard"><text:tab/>-Important changes of <text:span text:style-name="T1">chromatin may influence many biological processes in the context of <text:tab/>development and cellular response.</text:span></text:p>
      <text:p text:style-name="P1"><text:tab/>-<text:span text:style-name="T2">Present understanding of histone modification is summarized in the histone code model</text:span></text:p>
      <text:p text:style-name="P1"><text:span text:style-name="T2"><text:tab/>-</text:span><text:span text:style-name="T3">Có hai cặp enzymes mà </text:span><text:span text:style-name="T5">thay đổi chromatin</text:span><text:span text:style-name="T3">, mỗi cặp có hoạt động ngược nhau:</text:span></text:p>
      <text:p text:style-name="P1"><text:span text:style-name="T2"><text:tab/><text:tab/></text:span><text:span text:style-name="T3">+histone acetylase và deacetylase </text:span></text:p>
      <text:p text:style-name="P1"><text:span text:style-name="T2"><text:tab/><text:tab/></text:span><text:span text:style-name="T3">+histone methylase và demethylase </text:span></text:p>
      <text:p text:style-name="P1"><text:span text:style-name="T2"><text:tab/>-Những enzymes này là thành phần của larger protein complex và được xác định bằng cách <text:tab/>hoặc là thành phần của bromodomain, chromodomain hoặc PHD finders <text:s/></text:span></text:p>
      <text:p text:style-name="P1"><text:tab/>-Histone code model được mở rộng bởi genome-wide view on histone modification và <text:tab/>chromatin modifier</text:p>
      <text:p text:style-name="P1"><text:tab/><text:tab/><text:span text:style-name="T3">+chromatin modifiers of antagonizing activity often co-localize và fine tune each other <text:tab/><text:tab/><text:tab/>in the control of active, poised and silent genes</text:span></text:p>
      <text:p text:style-name="P1"><text:tab/><text:tab/><text:span text:style-name="T3">+several chromatin modifier proteins: thường bind với nhau vào common genomic loci <text:tab/><text:tab/><text:tab/>nhưng chúng cũng thường khác nhau về association partner và vì vậy cũng recognize <text:tab/><text:tab/><text:tab/>những loci khác nhau. </text:span></text:p>
      <text:p text:style-name="P1"><text:tab/><text:tab/><text:span text:style-name="T8">+Chromatin modifiers (proteins) binds set of genes with related functions </text:span></text:p>
      <text:p text:style-name="P1"><text:tab/><text:tab/><text:span text:style-name="T8">+Tuy nhiên, khi so sánh trên các cell type khác nhau, chromatin modifiers distribute đến <text:tab/><text:tab/>các loci khác nhau nhưng phần lớn vẫn giữ lại their modular associations.</text:span></text:p>
      <text:p text:style-name="P1"><text:tab/>-Chú ý: histone modification là xảy ra theo patterns. Histone protein là protein có hình cầu, có <text:tab/>phần N-terminus nhô ra như 1 cái đuôi <text:span text:style-name="T9">(histone tail). Nhiều histone modification correlate well <text:tab/>với chromatin structure và hai yếu tố này corelate well với gene expression level.</text:span></text:p>
      <text:p text:style-name="P1"><text:tab/></text:p>
      <table:table table:name="Table1" table:style-name="Table1">
        <table:table-column table:style-name="Table1.A"/>
        <table:table-column table:style-name="Table1.B"/>
        <table:table-column table:style-name="Table1.C"/>
        <table:table-row table:style-name="TableLine94576018039232">
          <table:table-cell table:style-name="Table1.A1" office:value-type="string">
            <text:p text:style-name="P6">Histone code</text:p>
          </table:table-cell>
          <table:table-cell table:style-name="Table1.A1" office:value-type="string">
            <text:p text:style-name="P6">Epigenetic code</text:p>
          </table:table-cell>
          <table:table-cell table:style-name="Table1.A1" office:value-type="string">
            <text:p text:style-name="P6">Genetic code</text:p>
          </table:table-cell>
        </table:table-row>
        <table:table-row table:style-name="Table1.2">
          <table:table-cell table:style-name="Table1.A1" office:value-type="string">
            <text:p text:style-name="Table_20_Contents">-Là 1 hypothesis </text:p>
            <text:p text:style-name="Table_20_Contents">-Giả định rằng transcription một phần được regulated bởi histone modification.</text:p>
            <text:p text:style-name="Table_20_Contents">-Khái niệm tối quan trọng về histone modification nhờ có histone modification mà nó có thể recruit những protein khác thông qua việc những protein đó recognize modified histone trên những domain <text:span text:style-name="T10">(ko biết domain của histone hay của protein được recruit??). Những recruited protein này sau đó thay đổi cấu trúc chromatin → promote transcription.</text:span></text:p>
            <text:p text:style-name="Table_20_Contents">-<text:span text:style-name="T4">Các loại histone modification thường kết hợp với nhau để gây ra ảnh hưởng</text:span> <text:span text:style-name="T11">(thay đổi cấu trúc chromatin - cuộn lại chặt hơn hoặc giãn ra) → repress hoặc promote transcription. </text:span></text:p>
            <text:p text:style-name="P9">-Có nhiều loại histone modification: acetylation, methylation, ubiquitination, phosphorylation, ADP-ribosylation…<text:span text:style-name="T12">) nhưng phổ biến nhất là 2 cái đầu. </text:span></text:p>
            <text:p text:style-name="Table_20_Contents">-Acetylation: với lysine residue là loại phổ biến nhất và ảnh hưởng của nó ko chỉ với việc control chromatin accessibility mà còn ảnh hưởng đến DNA damage, cell-cycle control. Acetylate thì thường là activate còn deacetylate thì là deactivate. Với acetylate thì mức độ quan trọng hơn vị trí <text:span text:style-name="T18">(residue) mà nó gắn.</text:span></text:p>
            <text:p text:style-name="Table_20_Contents"><text:soft-page-break/>-Methylation: xảy ra với mọi amino acid, có thể un-, mono-, di-, hoặc tri-methylation. Residue thường được nghiên cứu nhiều nhất là K và R. Với methylation thì quan trọng cả vị trí gắn <text:span text:style-name="T18">(residue nào, ở đâu) và mức độ methyl hóa (mono, di, tri…).</text:span></text:p>
            <text:p text:style-name="Table_20_Contents">-Although by far not all possible combinations seem to have a functional importance, <text:span text:style-name="T4">the histone code model is continuously amended by additional relations between histone marks and their meaning.</text:span> Interestingly, some histone marks are mutually exclusive.</text:p>
            <text:p text:style-name="Table_20_Contents"/>
            <text:p text:style-name="Table_20_Contents"/>
            <text:p text:style-name="Table_20_Contents"/>
            <text:p text:style-name="Table_20_Contents"/>
            <text:p text:style-name="Table_20_Contents"/>
          </table:table-cell>
          <table:table-cell table:style-name="Table1.A1" office:value-type="string">
            <text:p text:style-name="Table_20_Contents">-Bao gồm cả histone modification được định nghĩa trong histone code và DNA methylation <text:s/></text:p>
            <text:p text:style-name="P7">-Base của epigenetic code là system above the genetic code of a single cell.</text:p>
            <text:p text:style-name="P8">-Chú ý là trong 1 cá thể, genetic code là như nhau cho mỗi cell nhưng epigenetic code là tissue and cell specific.</text:p>
            <text:p text:style-name="P8">-Epigenetic code có thể là multidimensional, nó có thể bao gồm bất kỳ đại phân tử nào trong 3 loại là DNA, RNA và protein. </text:p>
            <text:p text:style-name="Table_20_Contents"/>
          </table:table-cell>
          <table:table-cell table:style-name="Table1.A1" office:value-type="string">
            <text:p text:style-name="Table_20_Contents">Tập hợp các rule như:</text:p>
            <text:p text:style-name="Table_20_Contents">-Codon</text:p>
            <text:p text:style-name="Table_20_Contents">-Start and stop codons </text:p>
            <text:p text:style-name="Table_20_Contents">-Translation table </text:p>
            <text:p text:style-name="Table_20_Contents">-Reading frame </text:p>
            <text:p text:style-name="Table_20_Contents">-Effect of mutation </text:p>
            <text:p text:style-name="Table_20_Contents">-Degeneracy </text:p>
          </table:table-cell>
        </table:table-row>
      </table:table>
      <text:p text:style-name="P1"/>
      <text:p text:style-name="P1"/>
      <text:p text:style-name="P1"><text:tab/>-Chromatin modifiers are <text:span text:style-name="T4">proteins</text:span> that add <text:span text:style-name="T13">(write), interpret (read), or remove (erase) </text:span><text:span text:style-name="T6">histone <text:tab/>modifications</text:span><text:span text:style-name="T13">.</text:span></text:p>
      <text:p text:style-name="P1"><text:tab/>-Nhắc lại về binding site và chIP-seq: <text:tab/><text:tab/><text:span text:style-name="T16">(https://biologydirect.biomedcentral.com/track/pdf/10.1186/1745-6150-9-4.pdf)</text:span></text:p>
      <text:p text:style-name="P1"><text:tab/><text:tab/><text:span text:style-name="T14">+Output của chIP-seq là read counts over genome-wide location → là đầu vào của peak <text:tab/><text:tab/><text:tab/>calling methods. Các peak calling method cơ bản đều hoạt động theo cơ chế chung là <text:tab/><text:tab/><text:tab/>tính toán density of read counts per peak.</text:span></text:p>
      <text:p text:style-name="P1"><text:tab/><text:tab/><text:span text:style-name="T14">+Peak calling tools output the list of peak sequences in various sizes and different <text:tab/><text:tab/><text:tab/>formats.</text:span></text:p>
      <text:p text:style-name="P1"><text:tab/><text:tab/><text:span text:style-name="T14">+</text:span><text:span text:style-name="T7">Actual binding sites thì thường là short sequence embedded in the peak sequences, có <text:tab/><text:tab/><text:tab/>độ dài thường từ 8-10 cho đến 16-20 bp. Ngoài ta, nó còn thường nằm gần summit point <text:tab/><text:tab/>của peak.</text:span></text:p>
      <text:p text:style-name="P1"><text:tab/><text:tab/><text:span text:style-name="T15">+Motif: are short sequences of similar patterns found in sequences of DNA or protein. </text:span></text:p>
      <text:p text:style-name="P1"><text:tab/><text:tab/><text:span text:style-name="T17">+M</text:span>otif finding is an NP-complete problem. There are several different approaches for <text:tab/><text:tab/><text:tab/>finding motifs such as profiles, consensuses, projection, graph representations, <text:tab/><text:tab/><text:tab/><text:tab/>clustering, and tree-based.</text:p>
      <text:p text:style-name="P1"/>
      <text:p text:style-name="P2"><text:tab/>-Histone modifying enzymes:</text:p>
      <text:p text:style-name="P2"><text:tab/><text:tab/><text:span text:style-name="T19">+Một điều quan trọng cần nhớ là TF ko nên được xem như 1 individual acting unit mà <text:tab/><text:tab/><text:tab/>nên xem nó là 1 phần trong 1 large complex. Classical TF thường là DNA-binding <text:tab/><text:tab/><text:tab/>component của 1 multi-protein complex, i.e. they determine which genomic regions the <text:tab/><text:tab/><text:tab/>complex makes sequence-sepcific contacts. Một thành phần nữa của những complex như <text:tab/><text:tab/>vậy là co-factor, thường đóng vai trò là cầu nối, giúp mediate protein-protein contacts <text:tab/><text:tab/><text:tab/>của TF với protein complex khác. Hơn nữa, nhiều thành phần của 1 protein complex đều <text:tab/><text:tab/>có chức năng chromatin modifying activity </text:span><text:span text:style-name="T20">(nghĩa là nó là enzyme có thể recognize và <text:tab/><text:tab/><text:tab/>thay đổi PTM level của các histone lân cận). </text:span></text:p>
      <text:p text:style-name="P2"><text:tab/><text:tab/><text:span text:style-name="T21">+HATs và HDACs </text:span></text:p>
      <text:p text:style-name="P2"><text:tab/><text:tab/><text:tab/>--Trong HATs có bromo<text:span text:style-name="T24">domain, interact với acetylated chromotin <text:s/></text:span></text:p>
      <text:p text:style-name="P2"><text:tab/><text:tab/><text:span text:style-name="T22">+HMTs và HDMs</text:span></text:p>
      <text:p text:style-name="P2"><text:tab/><text:tab/><text:tab/>--Trong Polycomb protein có chromodomain, interact với methylated chromotin </text:p>
      <text:p text:style-name="P2"><text:tab/>-Chromatin indexing <text:span text:style-name="T23">= histone modification </text:span></text:p>
      <text:p text:style-name="P2"><text:soft-page-break/><text:tab/>-<text:span text:style-name="T4">Bromodomain</text:span> có thể được tìm thấy trong tất cả các loại protein mà có thể recognize acetylated <text:tab/>residues, như là HATs.</text:p>
      <text:p text:style-name="P2"><text:tab/>-In mammals, <text:span text:style-name="T4">chromodomain</text:span>-containing proteins are responsible for aspects of gene regulation <text:tab/>related to chromatin remodeling and formation of heterochromatin regions. Chromodomain-<text:tab/>containing proteins also bind methylated histones and appear in the RNA-induced <text:tab/>transcriptional silencing complex.In histone modifications, chromodomains are very conserved. <text:tab/>They function by identifying and binding to methylated lysine residues that exist on the surface <text:tab/>of chromatin proteins and thereby regulate gene transcription.</text:p>
      <text:p text:style-name="P4">-The <text:span text:style-name="T4">PHD finger </text:span>was discovered in 1993 as a Cys4-His-Cys3 motif in the plant homeodomain (hence PHD) proteins HAT3.1 in Arabidopsis and maize ZmHox1a.[1] The PHD finger motif resembles the metal binding RING domain (Cys3-His-Cys4) and FYVE domain. It occurs as a single finger, but often in clusters of two or three, and it also occurs together with other domains, such as the chromodomain and the bromodomain.</text:p>
      <text:p text:style-name="P4">The PHD finger, approximately 50-80 amino acids in length, is found in more than 100 human proteins. Several of the proteins it occurs in are found in the nucleus, and are involved in chromatin-mediated gene regulation. The PHD finger occurs in proteins such as the transcriptional co-activators p300 and CBP, Polycomb-like protein (Pcl), Trithorax-group proteins like ASH1L, ASH2L and MLL, the autoimmune regulator (AIRE), Mi-2 complex (part of histone deacetylase complex), the co-repressor TIF1, the JARID1-family of demethylases and many more.</text:p>
      <text:p text:style-name="P4">-<text:span text:style-name="T4">Combinatorial histone modifications are efficiently recognized by proteins with multiple domains to effect specific outcomes</text:span>.For example, the chromatin modifier TRIM24 has a PHD domain and a bromodomain and can recognize unmethylated H3K4 and acetylated H3K23 on the same histone protein. <text:span text:style-name="T4">This suggests that proteins with multiple histone-binding domains are ideally suited for integrating the combinatorial messages contained in the histone code</text:span>.</text:p>
      <text:p text:style-name="P4">-Nhắc lại: tên của các histone protein là H3, H4, H2A, H2B, mỗi thứ 1 cặp được quấn bởi đoạn DNA <text:span text:style-name="T25">(dài khoảng 150 base pair)</text:span> và tạo thành 1 nucleosome. </text:p>
      <text:p text:style-name="P4">-Histone modification:</text:p>
      <text:p text:style-name="P4"><text:tab/><text:span text:style-name="T26">+Ở đâu trên histone protein <text:s/></text:span></text:p>
      <text:p text:style-name="P4"><text:tab/><text:span text:style-name="T26">+Ở đâu trên DNA sequence </text:span></text:p>
      <text:p text:style-name="P4"><text:tab/><text:span text:style-name="T26">+Nếu đó là promoter thì ntn </text:span></text:p>
      <text:p text:style-name="P4"><text:tab/><text:span text:style-name="T26">+Mức độ của histone modification </text:span></text:p>
      <text:p text:style-name="P4">-Những nghiên cứu về kết hợp nhiều loại histone pattern để tìm regulatory region mới, chẳng hạn như novel hoặc alternative promoters <text:span text:style-name="T29">(</text:span><text:span text:style-name="T30">https://journals.plos.org/plosone/article/file?id=10.1371/journal.pone.0233630&amp;type=printable</text:span><text:span text:style-name="T29">)</text:span></text:p>
      <text:p text:style-name="P4"><text:tab/><text:span text:style-name="T27">+Dùng k-mean clustering algorithm </text:span></text:p>
      <text:p text:style-name="P4"><text:tab/><text:span text:style-name="T28">+Input data là histone marks ở promoter của vài loại histone (từ chIP-seq experiments) </text:span></text:p>
      <text:p text:style-name="P4"><text:tab/><text:span text:style-name="T28">+Kết quả mong đợi là mỗi cluster sẽ là thông tin cuả 1 promoter modification pattern và <text:tab/>có thể đo được lượng histone mark ở đây. </text:span></text:p>
      <text:p text:style-name="P4"><text:tab/><text:span text:style-name="T28">+1 cụm có ít histone marks trong khi 3 cụm còn lại có nhiều xung quanh TSS → khẳng <text:tab/>định lại 1 lần nữa mối liên hệ giữa histone modification và promoter activity. </text:span></text:p>
      <text:p text:style-name="P4">-Hỏi Takeo: nếu muốn lấy dữ liệu như này thì xử lý ntn </text:p>
      <text:p text:style-name="P4"><text:tab/><text:span text:style-name="T31">+Lấy tất cả các gene từ RefSeq </text:span></text:p>
      <text:p text:style-name="P4"><text:tab/><text:span text:style-name="T31">+Xem xét 4 loại histone modification sau: </text:span>H3K4me2, H3K4me3, H3K9ac, and <text:tab/>H4K20me1</text:p>
      <text:p text:style-name="P4"><text:tab/><text:span text:style-name="T31">+Với mỗi gene, xét TSS, lấy bên trái và phải <text:s/>5 kb </text:span></text:p>
      <text:p text:style-name="P4"><text:tab/><text:span text:style-name="T32">+Đo lượng histone mark cho mỗi loại histone trên trong đoạn 10kb này </text:span></text:p>
      <text:p text:style-name="P5"><text:soft-page-break/><text:tab/><text:span text:style-name="T33">+Trên đoạn 20kb này, chia nhỏ thành bin có độ dài 100 base pair → mỗi gene thành 1 <text:tab/>vector có 100 giá trị. Để hiểu được sự kết hợp của cả 4 histone modification thì cần <text:tab/>concatenate 4 vector này thành 1 vector có độ dài 400 (gọi đó là 1 profile). </text:span></text:p>
      <text:p text:style-name="P5"><text:span text:style-name="T33"><text:s/></text:span></text:p>
      <text:p text:style-name="P4"/>
      <text:p text:style-name="P3"><text:tab/>-Bài báo về cách người ta tìm enhancer cho 1 gene trên Nature genetics</text:p>
      <text:p text:style-name="P3"><text:span text:style-name="T34"><text:tab/><text:tab/>+</text:span><text:a xlink:type="simple" xlink:href="https://www.nature.com/articles/ng1966.pdf" text:style-name="Internet_20_link" text:visited-style-name="Visited_20_Internet_20_Link">https://www.nature.com/articles/ng1966.pdf</text:a></text:p>
      <text:p text:style-name="P3"><text:tab/><text:tab/><text:span text:style-name="T34">+</text:span></text:p>
      <text:p text:style-name="P3"/>
      <text:p text:style-name="P2"><text:tab/><text:tab/></text:p>
      <text:p text:style-name="P1"/>
      <text:p text:style-name="P1"/>
      <text:p text:style-name="P1"/>
      <text:p text:style-name="P1"/>
      <text:p text:style-name="P1"/>
      <text:p text:style-name="Standard"><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12:19.655628333</meta:creation-date>
    <meta:generator>LibreOffice/7.1.7.2$Linux_X86_64 LibreOffice_project/10$Build-2</meta:generator>
    <dc:date>2022-03-22T18:30:08.306095402</dc:date>
    <meta:editing-duration>PT6H36M15S</meta:editing-duration>
    <meta:editing-cycles>48</meta:editing-cycles>
    <meta:document-statistic meta:table-count="1" meta:image-count="0" meta:object-count="0" meta:page-count="4" meta:paragraph-count="79" meta:word-count="1462" meta:character-count="9256" meta:non-whitespace-character-count="7691"/>
  </office:meta>
</office:document-meta>
</file>